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3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14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15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16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17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18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19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20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2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2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2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2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2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2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2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2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3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3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3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3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3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4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4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43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4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3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54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55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56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57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58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59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0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61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62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63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64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65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6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67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68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70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7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7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7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7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7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7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77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78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79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80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81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82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83" style:family="paragraph" style:parent-style-name="Text_20_body">
      <style:text-properties fo:font-size="6pt" officeooo:paragraph-rsid="000d0803" style:font-size-asian="5.25pt" style:font-size-complex="6pt"/>
    </style:style>
    <style:style style:name="P84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85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86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87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8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89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9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9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9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9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9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96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97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98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99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font-name-complex="Courier New" style:font-size-complex="9.5pt"/>
    </style:style>
    <style:style style:name="P100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5e914c" style:font-size-asian="9.5pt" style:font-name-complex="Courier New" style:font-size-complex="9.5pt"/>
    </style:style>
    <style:style style:name="P101" style:family="paragraph" style:parent-style-name="Standard">
      <style:paragraph-properties fo:margin-top="0.079cm" fo:margin-bottom="0.079cm" style:contextual-spacing="false"/>
      <style:text-properties style:font-name="Liberation Mono2" fo:font-size="9.5pt" officeooo:rsid="00664e29" officeooo:paragraph-rsid="00664e29" style:font-size-asian="9.5pt" style:font-name-complex="Courier New" style:font-size-complex="9.5pt"/>
    </style:style>
    <style:style style:name="P102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font-name-complex="Courier New" style:font-size-complex="9.5pt"/>
    </style:style>
    <style:style style:name="P103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04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105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06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07" style:family="paragraph" style:parent-style-name="Standard">
      <style:text-properties fo:font-size="6pt" officeooo:paragraph-rsid="00609d0b" style:font-size-asian="5.25pt" style:font-size-complex="6pt"/>
    </style:style>
    <style:style style:name="P108" style:family="paragraph" style:parent-style-name="Standard">
      <style:text-properties fo:font-size="6pt" officeooo:paragraph-rsid="0063a3ba" style:font-size-asian="5.25pt" style:font-size-complex="6pt"/>
    </style:style>
    <style:style style:name="P109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10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11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12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13" style:family="paragraph" style:parent-style-name="Heading_20_1">
      <style:text-properties fo:font-size="9.5pt" officeooo:paragraph-rsid="006761b1" style:font-size-asian="9.5pt" style:font-size-complex="9.5pt"/>
    </style:style>
    <style:style style:name="P114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15" style:family="paragraph" style:parent-style-name="Heading_20_1" style:list-style-name="L1">
      <style:text-properties officeooo:paragraph-rsid="006761b1"/>
    </style:style>
    <style:style style:name="P116" style:family="paragraph" style:parent-style-name="Heading_20_1">
      <style:paragraph-properties fo:margin-top="0cm" fo:margin-bottom="0cm" style:contextual-spacing="false"/>
    </style:style>
    <style:style style:name="P117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18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19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0" style:family="paragraph" style:parent-style-name="Heading_20_1">
      <style:paragraph-properties fo:margin-top="0.016cm" fo:margin-bottom="0.005cm" style:contextual-spacing="false"/>
      <style:text-properties style:font-name="Liberation Sans" fo:font-size="8pt" officeooo:paragraph-rsid="001e3639" style:font-size-asian="8pt" style:font-size-complex="8pt"/>
    </style:style>
    <style:style style:name="P12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2ed31" style:font-name-asian="Calibri" style:font-size-asian="9.5pt" style:font-name-complex="Courier New" style:font-size-complex="9.5pt" style:language-complex="ar" style:country-complex="SA"/>
    </style:style>
    <style:style style:name="P122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72ed31" officeooo:paragraph-rsid="0072ed31" style:font-name-asian="Calibri" style:font-size-asian="9pt" style:font-name-complex="Times New Roman" style:font-size-complex="9pt" style:language-complex="ar" style:country-complex="SA"/>
    </style:style>
    <style:style style:name="P123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124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P12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2ed31" style:font-size-asian="9.5pt" style:font-size-complex="9.5pt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2"/>
    </style:style>
    <style:style style:name="T26" style:family="text">
      <style:text-properties fo:color="#000000" loext:opacity="100%" style:font-name="Liberation Mono2" style:font-name-complex="Courier New"/>
    </style:style>
    <style:style style:name="T27" style:family="text">
      <style:text-properties fo:color="#000000" loext:opacity="100%" style:font-name="Liberation Mono2" officeooo:rsid="00563972" style:font-name-complex="Courier New"/>
    </style:style>
    <style:style style:name="T28" style:family="text">
      <style:text-properties fo:color="#000000" loext:opacity="100%" style:font-name="Liberation Mono2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2" style:family="text">
      <style:text-properties fo:color="#000000" loext:opacity="100%" style:font-name="Cascadia Code" fo:language="en" fo:country="GB" officeooo:rsid="0072ed31" style:font-name-asian="Calibri" style:font-name-complex="Courier New" style:language-complex="ar" style:country-complex="SA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505717" style:font-weight-asian="bold" style:font-weight-complex="bold"/>
    </style:style>
    <style:style style:name="T46" style:family="text">
      <style:text-properties style:font-name="Liberation Sans" officeooo:rsid="0039e314"/>
    </style:style>
    <style:style style:name="T47" style:family="text">
      <style:text-properties style:font-name="Liberation Sans" officeooo:rsid="0040704e"/>
    </style:style>
    <style:style style:name="T48" style:family="text">
      <style:text-properties style:font-name="Liberation Mono2" style:font-name-complex="Courier New"/>
    </style:style>
    <style:style style:name="T49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1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2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3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4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7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8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9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0" style:family="text">
      <style:text-properties fo:color="#0093d9" loext:opacity="100%" style:font-name="Cascadia Code" fo:font-weight="normal" style:font-weight-asian="normal" style:font-weight-complex="normal"/>
    </style:style>
    <style:style style:name="T61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2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3" style:family="text">
      <style:text-properties fo:color="#0093d9" loext:opacity="100%" fo:font-weight="normal" style:font-weight-asian="normal" style:font-weight-complex="normal"/>
    </style:style>
    <style:style style:name="T64" style:family="text">
      <style:text-properties fo:color="#009900" loext:opacity="100%" fo:font-weight="bold" officeooo:rsid="001f8ae9" style:font-weight-asian="bold" style:font-weight-complex="bold"/>
    </style:style>
    <style:style style:name="T65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6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7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0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1" style:family="text">
      <style:text-properties fo:color="#009900" loext:opacity="100%" style:font-name="Cascadia Code" fo:language="en" fo:country="GB" fo:font-weight="normal" officeooo:rsid="0072ed3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2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3" style:family="text">
      <style:text-properties fo:color="#009900" loext:opacity="100%" fo:font-weight="normal" style:font-weight-asian="normal" style:font-weight-complex="normal"/>
    </style:style>
    <style:style style:name="T74" style:family="text">
      <style:text-properties officeooo:rsid="0016f37a"/>
    </style:style>
    <style:style style:name="T75" style:family="text">
      <style:text-properties officeooo:rsid="001e3639"/>
    </style:style>
    <style:style style:name="T76" style:family="text">
      <style:text-properties officeooo:rsid="001f8ae9"/>
    </style:style>
    <style:style style:name="T77" style:family="text">
      <style:text-properties officeooo:rsid="00234ff7"/>
    </style:style>
    <style:style style:name="T78" style:family="text">
      <style:text-properties officeooo:rsid="003cb10b"/>
    </style:style>
    <style:style style:name="T79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0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1" style:family="text">
      <style:text-properties style:use-window-font-color="true" loext:opacity="0%" style:font-name="Cascadia Code"/>
    </style:style>
    <style:style style:name="T82" style:family="text">
      <style:text-properties style:use-window-font-color="true" loext:opacity="0%" style:font-name="Cascadia Code" style:font-name-complex="Courier New"/>
    </style:style>
    <style:style style:name="T83" style:family="text">
      <style:text-properties style:use-window-font-color="true" loext:opacity="0%" style:font-name="Cascadia Code" officeooo:rsid="004eb4f4" style:font-name-complex="Courier New"/>
    </style:style>
    <style:style style:name="T84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6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7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8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9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0" style:family="text">
      <style:text-properties style:use-window-font-color="true" loext:opacity="0%" style:font-name="Liberation Mono2" officeooo:rsid="005e914c"/>
    </style:style>
    <style:style style:name="T91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4" style:family="text">
      <style:text-properties officeooo:rsid="0040704e"/>
    </style:style>
    <style:style style:name="T95" style:family="text">
      <style:text-properties officeooo:rsid="0040a3fd"/>
    </style:style>
    <style:style style:name="T96" style:family="text">
      <style:text-properties fo:font-size="9.5pt" fo:font-weight="normal" style:font-size-asian="9.5pt" style:font-weight-asian="normal" style:font-size-complex="9.5pt" style:font-weight-complex="normal"/>
    </style:style>
    <style:style style:name="T97" style:family="text">
      <style:text-properties officeooo:rsid="00489d5a"/>
    </style:style>
    <style:style style:name="T98" style:family="text">
      <style:text-properties officeooo:rsid="0049cc05"/>
    </style:style>
    <style:style style:name="T99" style:family="text">
      <style:text-properties officeooo:rsid="004da2e3"/>
    </style:style>
    <style:style style:name="T100" style:family="text">
      <style:text-properties officeooo:rsid="00505717"/>
    </style:style>
    <style:style style:name="T101" style:family="text">
      <style:text-properties officeooo:rsid="0051d562"/>
    </style:style>
    <style:style style:name="T102" style:family="text">
      <style:text-properties style:font-name="Cascadia Code"/>
    </style:style>
    <style:style style:name="T103" style:family="text">
      <style:text-properties style:font-name="Cascadia Code" style:font-name-complex="Courier New"/>
    </style:style>
    <style:style style:name="T104" style:family="text">
      <style:text-properties style:font-name="Cascadia Code" officeooo:rsid="0051d562" style:font-name-complex="Courier New"/>
    </style:style>
    <style:style style:name="T105" style:family="text">
      <style:text-properties style:font-name="Cascadia Code" officeooo:rsid="004fbe6d" style:font-name-complex="Courier New"/>
    </style:style>
    <style:style style:name="T106" style:family="text">
      <style:text-properties style:font-name="Cascadia Code" officeooo:rsid="0012f410" style:font-name-complex="Courier New"/>
    </style:style>
    <style:style style:name="T107" style:family="text">
      <style:text-properties style:font-name="Cascadia Code" officeooo:rsid="00505717" style:font-name-complex="Courier New"/>
    </style:style>
    <style:style style:name="T108" style:family="text">
      <style:text-properties style:font-name="Cascadia Code" fo:font-weight="normal" style:font-weight-asian="normal" style:font-weight-complex="normal"/>
    </style:style>
    <style:style style:name="T109" style:family="text">
      <style:text-properties officeooo:rsid="00563972"/>
    </style:style>
    <style:style style:name="T110" style:family="text">
      <style:text-properties officeooo:rsid="0057a305"/>
    </style:style>
    <style:style style:name="T111" style:family="text">
      <style:text-properties officeooo:rsid="005bfa39"/>
    </style:style>
    <style:style style:name="T112" style:family="text">
      <style:text-properties style:font-name="Liberation Sans1" fo:language="en" fo:country="GB" officeooo:rsid="005bfa39" style:font-name-asian="Calibri" style:font-name-complex="Times New Roman" style:language-complex="ar" style:country-complex="SA"/>
    </style:style>
    <style:style style:name="T113" style:family="text">
      <style:text-properties style:font-name="Liberation Sans1" fo:language="en" fo:country="GB" officeooo:rsid="005e914c" style:font-name-asian="Calibri" style:font-name-complex="Times New Roman" style:language-complex="ar" style:country-complex="SA"/>
    </style:style>
    <style:style style:name="T114" style:family="text">
      <style:text-properties officeooo:rsid="005d89b6"/>
    </style:style>
    <style:style style:name="T115" style:family="text">
      <style:text-properties officeooo:rsid="002ea0d4"/>
    </style:style>
    <style:style style:name="T116" style:family="text">
      <style:text-properties officeooo:rsid="002fd58a"/>
    </style:style>
    <style:style style:name="T117" style:family="text">
      <style:text-properties officeooo:rsid="005e914c"/>
    </style:style>
    <style:style style:name="T118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19" style:family="text">
      <style:text-properties fo:language="en" fo:country="GB" officeooo:rsid="0072ed31" style:font-name-asian="Calibri" style:font-name-complex="Times New Roman" style:language-complex="ar" style:country-complex="SA"/>
    </style:style>
    <style:style style:name="T120" style:family="text">
      <style:text-properties officeooo:rsid="000d0803"/>
    </style:style>
    <style:style style:name="T121" style:family="text">
      <style:text-properties officeooo:rsid="0072e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SDMX 3.0 RESTful web services cheat sheet, <text:span text:style-name="T98">v</text:span><text:span text:style-name="T100">2</text:span><text:span text:style-name="T98">.</text:span><text:span text:style-name="T100">0</text:span><text:span text:style-name="T98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69492816">
          <table:table-cell table:style-name="Table7.A1" table:number-columns-spanned="2" office:value-type="string">
            <text:p text:style-name="P77"><text:span text:style-name="T44">Struct</text:span><text:span text:style-name="T45">ure</text:span><text:span text:style-name="T44"> queries:</text:span> <text:span text:style-name="T102">https://</text:span><text:span text:style-name="T84">host</text:span><text:span text:style-name="T102">/</text:span><text:span text:style-name="T49">structure</text:span><text:span text:style-name="T108">/</text:span><text:span text:style-name="T54">type</text:span><text:span text:style-name="T108">/</text:span><text:span text:style-name="T54">agency</text:span><text:span text:style-name="T108">/</text:span><text:span text:style-name="T54">id</text:span><text:span text:style-name="T108">/</text:span><text:span text:style-name="T60">version</text:span><text:span text:style-name="T33">/</text:span><text:span text:style-name="T61">item</text:span><text:span text:style-name="T108">?</text:span><text:span text:style-name="T67">detail&amp;references</text:span></text:p>
          </table:table-cell>
          <table:covered-table-cell/>
          <table:table-cell table:style-name="Table7.C1" office:value-type="string">
            <text:p text:style-name="P69">Default</text:p>
          </table:table-cell>
          <table:table-cell table:style-name="Table7.D1" office:value-type="string">
            <text:p text:style-name="P73">Multi</text:p>
          </table:table-cell>
        </table:table-row>
        <table:table-row table:style-name="TableLine269732048">
          <table:table-cell table:style-name="Table7.A2" office:value-type="string">
            <text:p text:style-name="P68">type</text:p>
          </table:table-cell>
          <table:table-cell table:style-name="Table7.A1" office:value-type="string">
            <text:p text:style-name="P14"><text:span text:style-name="T3">The type of </text:span><text:span text:style-name="T5">structure</text:span><text:span text:style-name="T3">:</text:span> <text:span text:style-name="T103">datastructure, </text:span><text:span text:style-name="T106">metadatastructure, </text:span><text:span text:style-name="T103">categoryscheme, conceptscheme, codelist, hierarch</text:span><text:span text:style-name="T107">y</text:span><text:span text:style-name="T103">, </text:span><text:span text:style-name="T107">hierarchyassociation, valuelist, </text:span><text:span text:style-name="T106">organisationscheme, </text:span><text:span text:style-name="T103">agencyscheme, </text:span><text:span text:style-name="T106">dataproviderscheme, dataconsumerscheme, organisationunitscheme, </text:span><text:span text:style-name="T103">dataflow, </text:span><text:span text:style-name="T106">metadataflow, reportingtaxonomy, provisionagreement</text:span><text:span text:style-name="T103">, </text:span><text:span text:style-name="T106">structure</text:span><text:span text:style-name="T107">map, representationmap, conceptschememap</text:span><text:span text:style-name="T106">, </text:span><text:span text:style-name="T107">categoryschememap, organisationschememap,</text:span><text:span text:style-name="T106"> process, categorisation,</text:span><text:span text:style-name="T103"> </text:span><text:span text:style-name="T107">data</text:span><text:span text:style-name="T103">constraint, </text:span><text:span text:style-name="T107">metadataconstraint, </text:span><text:span text:style-name="T82">structure, </text:span><text:span text:style-name="T83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27">*</text:p>
          </table:table-cell>
          <table:table-cell table:style-name="Table7.D2" office:value-type="string">
            <text:p text:style-name="P20">N</text:p>
          </table:table-cell>
        </table:table-row>
        <table:table-row table:style-name="TableLine269734432">
          <table:table-cell table:style-name="Table7.A2" office:value-type="string">
            <text:p text:style-name="P44">a<text:span text:style-name="T101">gency</text:span></text:p>
          </table:table-cell>
          <table:table-cell table:style-name="Table7.A1" office:value-type="string">
            <text:p text:style-name="P13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27">*</text:p>
          </table:table-cell>
          <table:table-cell table:style-name="Table7.D2" office:value-type="string">
            <text:p text:style-name="P33">Y</text:p>
          </table:table-cell>
        </table:table-row>
        <table:table-row table:style-name="TableLine269735424">
          <table:table-cell table:style-name="Table7.A2" office:value-type="string">
            <text:p text:style-name="P48">artefact</text:p>
          </table:table-cell>
          <table:table-cell table:style-name="Table7.A1" office:value-type="string">
            <text:p text:style-name="P13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27">*</text:p>
          </table:table-cell>
          <table:table-cell table:style-name="Table7.D2" office:value-type="string">
            <text:p text:style-name="P33">Y</text:p>
          </table:table-cell>
        </table:table-row>
        <table:table-row table:style-name="TableLine269736464">
          <table:table-cell table:style-name="Table7.A2" office:value-type="string">
            <text:p text:style-name="P55">version</text:p>
          </table:table-cell>
          <table:table-cell table:style-name="Table7.A1" office:value-type="string">
            <text:p text:style-name="P13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7.A1" office:value-type="string">
            <text:p text:style-name="P27">~</text:p>
          </table:table-cell>
          <table:table-cell table:style-name="Table7.D2" office:value-type="string">
            <text:p text:style-name="P33">Y</text:p>
          </table:table-cell>
        </table:table-row>
        <table:table-row table:style-name="TableLine269737728">
          <table:table-cell table:style-name="Table7.A2" office:value-type="string">
            <text:p text:style-name="P48">item</text:p>
          </table:table-cell>
          <table:table-cell table:style-name="Table7.A1" office:value-type="string">
            <text:p text:style-name="P15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32">*</text:p>
          </table:table-cell>
          <table:table-cell table:style-name="Table7.D2" office:value-type="string">
            <text:p text:style-name="P33">Y</text:p>
          </table:table-cell>
        </table:table-row>
        <table:table-row table:style-name="TableLine269738672">
          <table:table-cell table:style-name="Table7.A2" office:value-type="string">
            <text:p text:style-name="P64">detail</text:p>
          </table:table-cell>
          <table:table-cell table:style-name="Table7.A1" office:value-type="string">
            <text:p text:style-name="P16"><text:span text:style-name="T4">A</text:span><text:span text:style-name="T3">mount of information: </text:span><text:span text:style-name="T30">allstubs, referencestubs, </text:span><text:span text:style-name="T79">allcompletestubs, referencecompletestubs, referencepartial, </text:span><text:span text:style-name="T80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27">full</text:p>
          </table:table-cell>
          <table:table-cell table:style-name="Table7.D2" office:value-type="string">
            <text:p text:style-name="P33">N</text:p>
          </table:table-cell>
        </table:table-row>
        <table:table-row table:style-name="TableLine269739664">
          <table:table-cell table:style-name="Table7.A2" office:value-type="string">
            <text:p text:style-name="P64">references</text:p>
          </table:table-cell>
          <table:table-cell table:style-name="Table7.A1" office:value-type="string">
            <text:p text:style-name="P13"><text:span text:style-name="T3">References to be returned: </text:span><text:span text:style-name="T103">none, parents, parentsandsiblings, </text:span><text:span text:style-name="T104">ancestors, </text:span><text:span text:style-name="T103">children, descendants, all, a resource </text:span><text:span text:style-name="T105">type</text:span></text:p>
          </table:table-cell>
          <table:table-cell table:style-name="Table7.A1" office:value-type="string">
            <text:p text:style-name="P28">non<text:span text:style-name="T74">e</text:span></text:p>
          </table:table-cell>
          <table:table-cell table:style-name="Table7.D2" office:value-type="string">
            <text:p text:style-name="P33">Y</text:p>
          </table:table-cell>
        </table:table-row>
      </table:table>
      <text:p text:style-name="P8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269644672">
          <table:table-cell table:style-name="Table8.A1" table:number-columns-spanned="2" office:value-type="string">
            <text:h text:style-name="P117" text:outline-level="1"><text:span text:style-name="T43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7">context</text:span><text:span text:style-name="T6">/</text:span><text:span text:style-name="T57">agency</text:span><text:span text:style-name="T7">/</text:span><text:span text:style-name="T57">id</text:span><text:span text:style-name="T7">/</text:span><text:span text:style-name="T57">version</text:span><text:span text:style-name="T7">/</text:span><text:span text:style-name="T62">key</text:span><text:span text:style-name="T6">?</text:span><text:span text:style-name="T68">c&amp;updatedAfter&amp;firstNObservations&amp;lastNObservations&amp;</text:span><text:span text:style-name="T71">attributes&amp;measures</text:span><text:span text:style-name="T68">&amp;dimensionAtObservation&amp;includeHistory</text:span></text:h>
          </table:table-cell>
          <table:covered-table-cell/>
          <table:table-cell table:style-name="Table8.C1" office:value-type="string">
            <text:p text:style-name="P11">Default</text:p>
          </table:table-cell>
          <table:table-cell table:style-name="Table8.D1" office:value-type="string">
            <text:p text:style-name="P12">Multi</text:p>
          </table:table-cell>
        </table:table-row>
        <table:table-row table:style-name="TableLine269785712">
          <table:table-cell table:style-name="Table8.C1" office:value-type="string">
            <text:p text:style-name="P65">context</text:p>
          </table:table-cell>
          <table:table-cell table:style-name="Table8.B2" office:value-type="string">
            <text:p text:style-name="P2"><text:span text:style-name="T109">The context of data retrieval: </text:span><text:span text:style-name="T37">datastructure</text:span><text:span text:style-name="T109">, </text:span><text:span text:style-name="T37">dataflow</text:span><text:span text:style-name="T109">, </text:span><text:span text:style-name="T37">provisionagreement</text:span></text:p>
          </table:table-cell>
          <table:table-cell table:style-name="Table8.A1" office:value-type="string">
            <text:p text:style-name="P28">*</text:p>
          </table:table-cell>
          <table:table-cell table:style-name="Table8.D2" office:value-type="string">
            <text:p text:style-name="P35">Y</text:p>
          </table:table-cell>
        </table:table-row>
        <table:table-row table:style-name="TableLine269788096">
          <table:table-cell table:style-name="Table8.A3" office:value-type="string">
            <text:p text:style-name="P53">agency</text:p>
          </table:table-cell>
          <table:table-cell table:style-name="Table8.A1" office:value-type="string">
            <text:p text:style-name="P4">Agency maintaining the artefact (e.g.: <text:span text:style-name="T37">BIS</text:span>)</text:p>
          </table:table-cell>
          <table:table-cell table:style-name="Table8.A1" office:value-type="string">
            <text:p text:style-name="P28">*</text:p>
          </table:table-cell>
          <table:table-cell table:style-name="Table8.D2" office:value-type="string">
            <text:p text:style-name="P35">Y</text:p>
          </table:table-cell>
        </table:table-row>
        <table:table-row table:style-name="TableLine269789952">
          <table:table-cell table:style-name="Table8.A3" office:value-type="string">
            <text:p text:style-name="P53">id</text:p>
          </table:table-cell>
          <table:table-cell table:style-name="Table8.A1" office:value-type="string">
            <text:p text:style-name="P4">Context ID (e.g.: <text:span text:style-name="T37">CBS</text:span>)</text:p>
          </table:table-cell>
          <table:table-cell table:style-name="Table8.A1" office:value-type="string">
            <text:p text:style-name="P28">*</text:p>
          </table:table-cell>
          <table:table-cell table:style-name="Table8.D2" office:value-type="string">
            <text:p text:style-name="P36">Y</text:p>
          </table:table-cell>
        </table:table-row>
        <table:table-row table:style-name="TableLine269790992">
          <table:table-cell table:style-name="Table8.A3" office:value-type="string">
            <text:p text:style-name="P53">version</text:p>
          </table:table-cell>
          <table:table-cell table:style-name="Table8.A1" office:value-type="string">
            <text:p text:style-name="P43"><text:span text:style-name="T2">Artefact version (e.g.: </text:span><text:span text:style-name="T39">1.</text:span><text:span text:style-name="T38">0.0</text:span><text:span text:style-name="T2">)</text:span></text:p>
          </table:table-cell>
          <table:table-cell table:style-name="Table8.A1" office:value-type="string">
            <text:p text:style-name="P28">*</text:p>
          </table:table-cell>
          <table:table-cell table:style-name="Table8.D2" office:value-type="string">
            <text:p text:style-name="P36">Y</text:p>
          </table:table-cell>
        </table:table-row>
        <table:table-row table:style-name="TableLine269792256">
          <table:table-cell table:style-name="Table8.A3" office:value-type="string">
            <text:p text:style-name="P53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09">supported</text:span> (e.g: <text:span text:style-name="T26">D.*.EUR.SP00.A</text:span>). </text:p>
          </table:table-cell>
          <table:table-cell table:style-name="Table8.A1" office:value-type="string">
            <text:p text:style-name="P28">*</text:p>
          </table:table-cell>
          <table:table-cell table:style-name="Table8.D2" office:value-type="string">
            <text:p text:style-name="P36">Y</text:p>
          </table:table-cell>
        </table:table-row>
        <table:table-row table:style-name="TableLine269793200">
          <table:table-cell table:style-name="Table8.A3" office:value-type="string">
            <text:p text:style-name="P59">c</text:p>
          </table:table-cell>
          <table:table-cell table:style-name="Table8.A1" office:value-type="string">
            <text:p text:style-name="P5"><text:span text:style-name="T109">Filter by component values</text:span> (e.g. <text:span text:style-name="T27">c[REF_AREA]=CH</text:span><text:span text:style-name="T109">) with support for operators (e.g. </text:span><text:span text:style-name="T27">c[</text:span><text:span text:style-name="T28">TIME_PERIOD</text:span><text:span text:style-name="T27">]=ge:2000</text:span><text:span text:style-name="T109">)</text:span></text:p>
          </table:table-cell>
          <table:table-cell table:style-name="Table8.A1" office:value-type="string">
            <text:p text:style-name="P28"/>
          </table:table-cell>
          <table:table-cell table:style-name="Table8.D2" office:value-type="string">
            <text:p text:style-name="P36">Y</text:p>
          </table:table-cell>
        </table:table-row>
        <table:table-row table:style-name="TableLine269794192">
          <table:table-cell table:style-name="Table8.A3" office:value-type="string">
            <text:p text:style-name="P62">updatedAfter</text:p>
          </table:table-cell>
          <table:table-cell table:style-name="Table8.A1" office:value-type="string">
            <text:p text:style-name="P2"><text:span text:style-name="T110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28"/>
          </table:table-cell>
          <table:table-cell table:style-name="Table8.D2" office:value-type="string">
            <text:p text:style-name="P36">N</text:p>
          </table:table-cell>
        </table:table-row>
        <table:table-row table:style-name="TableLine269795184">
          <table:table-cell table:style-name="Table8.A3" office:value-type="string">
            <text:p text:style-name="P62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28"/>
          </table:table-cell>
          <table:table-cell table:style-name="Table8.D2" office:value-type="string">
            <text:p text:style-name="P36">N</text:p>
          </table:table-cell>
        </table:table-row>
        <table:table-row table:style-name="TableLine269791712">
          <table:table-cell table:style-name="Table8.A3" office:value-type="string">
            <text:p text:style-name="P62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28"/>
          </table:table-cell>
          <table:table-cell table:style-name="Table8.D2" office:value-type="string">
            <text:p text:style-name="P36">N</text:p>
          </table:table-cell>
        </table:table-row>
        <table:table-row table:style-name="TableLine269796896">
          <table:table-cell table:style-name="Table8.A3" office:value-type="string">
            <text:p text:style-name="P63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37"/>
          </table:table-cell>
          <table:table-cell table:style-name="Table8.D2" office:value-type="string">
            <text:p text:style-name="P36">N</text:p>
          </table:table-cell>
        </table:table-row>
        <table:table-row table:style-name="TableLine269797888">
          <table:table-cell table:style-name="Table8.A3" office:value-type="string">
            <text:p text:style-name="P122">attributes</text:p>
          </table:table-cell>
          <table:table-cell table:style-name="Table8.A1" office:value-type="string">
            <text:p text:style-name="P2"><text:span text:style-name="T119">The attributes to be returned</text:span>: <text:span text:style-name="T42">dsd, msd, dataset, series, obs, all, none, {attribute_id}</text:span></text:p>
          </table:table-cell>
          <table:table-cell table:style-name="Table8.A1" office:value-type="string">
            <text:p text:style-name="P121">dsd</text:p>
          </table:table-cell>
          <table:table-cell table:style-name="Table8.D2" office:value-type="string">
            <text:p text:style-name="P121">Y</text:p>
          </table:table-cell>
        </table:table-row>
        <table:table-row table:style-name="TableLine269797888">
          <table:table-cell table:style-name="Table8.A3" office:value-type="string">
            <text:p text:style-name="P122">measures</text:p>
          </table:table-cell>
          <table:table-cell table:style-name="Table8.A1" office:value-type="string">
            <text:p text:style-name="P125">The measures to be returned: <text:span text:style-name="T36">all, none, {measure_id}</text:span></text:p>
          </table:table-cell>
          <table:table-cell table:style-name="Table8.A1" office:value-type="string">
            <text:p text:style-name="P121">all</text:p>
          </table:table-cell>
          <table:table-cell table:style-name="Table8.D2" office:value-type="string">
            <text:p text:style-name="P121">Y</text:p>
          </table:table-cell>
        </table:table-row>
        <table:table-row table:style-name="TableLine269798960">
          <table:table-cell table:style-name="Table8.A3" office:value-type="string">
            <text:p text:style-name="P62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28">fal<text:span text:style-name="T75">se</text:span></text:p>
          </table:table-cell>
          <table:table-cell table:style-name="Table8.D2" office:value-type="string">
            <text:p text:style-name="P36">N</text:p>
          </table:table-cell>
        </table:table-row>
      </table:table>
      <text:h text:style-name="P120" text:outline-level="1"><text:span text:style-name="T24">Legend:</text:span><text:span text:style-name="T11"> </text:span><text:span text:style-name="T9">Mandatory path parameter </text:span><text:span text:style-name="T29">/ </text:span><text:span text:style-name="T63">Optional path parameter</text:span><text:span text:style-name="T10"> </text:span><text:span text:style-name="T29">/</text:span><text:span text:style-name="T12"> </text:span><text:span text:style-name="T73">Query string parameter (all optional)</text:span></text:h>
      <text:p text:style-name="P12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Line269742288">
          <table:table-cell table:style-name="Tableau1.A1" table:number-columns-spanned="2" office:value-type="string">
            <text:p text:style-name="P78"><text:span text:style-name="T91">Data validity</text:span><text:span text:style-name="T44"> queries:</text:span> <text:span text:style-name="T102">https://</text:span><text:span text:style-name="T84">host</text:span><text:span text:style-name="T102">/</text:span><text:span text:style-name="T50">schema</text:span><text:span text:style-name="T108">/</text:span><text:span text:style-name="T50">context</text:span><text:span text:style-name="T108">/</text:span><text:span text:style-name="T50">agency</text:span><text:span text:style-name="T108">/</text:span><text:span text:style-name="T50">id</text:span><text:span text:style-name="T108">/</text:span><text:span text:style-name="T60">version</text:span><text:span text:style-name="T108">?</text:span><text:span text:style-name="T69">dimensionAtObservation&amp;explicitMeasure</text:span></text:p>
          </table:table-cell>
          <table:covered-table-cell/>
          <table:table-cell table:style-name="Tableau1.C1" office:value-type="string">
            <text:p text:style-name="P70">Default</text:p>
          </table:table-cell>
          <table:table-cell table:style-name="Tableau1.D1" office:value-type="string">
            <text:p text:style-name="P74">Multi</text:p>
          </table:table-cell>
        </table:table-row>
        <table:table-row table:style-name="TableLine269807248">
          <table:table-cell table:style-name="Tableau1.A2" office:value-type="string">
            <text:p text:style-name="P65">context</text:p>
          </table:table-cell>
          <table:table-cell table:style-name="Tableau1.A1" office:value-type="string">
            <text:p text:style-name="P2"><text:span text:style-name="T109">The context of data retrieval: </text:span><text:span text:style-name="T37">datastructure</text:span><text:span text:style-name="T109">, </text:span><text:span text:style-name="T37">dataflow</text:span><text:span text:style-name="T109">, </text:span><text:span text:style-name="T37">provisionagreement</text:span></text:p>
          </table:table-cell>
          <table:table-cell table:style-name="Tableau1.A1" office:value-type="string">
            <text:p text:style-name="P29"/>
          </table:table-cell>
          <table:table-cell table:style-name="Tableau1.D2" office:value-type="string">
            <text:p text:style-name="P21">N</text:p>
          </table:table-cell>
        </table:table-row>
        <table:table-row table:style-name="TableLine269825264">
          <table:table-cell table:style-name="Tableau1.A2" office:value-type="string">
            <text:p text:style-name="P45">a<text:span text:style-name="T101">gency</text:span></text:p>
          </table:table-cell>
          <table:table-cell table:style-name="Tableau1.A1" office:value-type="string">
            <text:p text:style-name="P17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1.A1" office:value-type="string">
            <text:p text:style-name="P29"/>
          </table:table-cell>
          <table:table-cell table:style-name="Tableau1.D2" office:value-type="string">
            <text:p text:style-name="P35">N</text:p>
          </table:table-cell>
        </table:table-row>
        <table:table-row table:style-name="TableLine269825536">
          <table:table-cell table:style-name="Tableau1.A2" office:value-type="string">
            <text:p text:style-name="P49">artefact</text:p>
          </table:table-cell>
          <table:table-cell table:style-name="Tableau1.A1" office:value-type="string">
            <text:p text:style-name="P17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1.A1" office:value-type="string">
            <text:p text:style-name="P29"/>
          </table:table-cell>
          <table:table-cell table:style-name="Tableau1.D2" office:value-type="string">
            <text:p text:style-name="P35">N</text:p>
          </table:table-cell>
        </table:table-row>
        <table:table-row table:style-name="TableLine269825808">
          <table:table-cell table:style-name="Tableau1.A2" office:value-type="string">
            <text:p text:style-name="P56">version</text:p>
          </table:table-cell>
          <table:table-cell table:style-name="Tableau1.A1" office:value-type="string">
            <text:p text:style-name="P17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1.A1" office:value-type="string">
            <text:p text:style-name="P29">~</text:p>
          </table:table-cell>
          <table:table-cell table:style-name="Tableau1.D2" office:value-type="string">
            <text:p text:style-name="P35">N</text:p>
          </table:table-cell>
        </table:table-row>
        <table:table-row table:style-name="TableLine269826352">
          <table:table-cell table:style-name="Tableau1.A2" office:value-type="string">
            <text:p text:style-name="P63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29"/>
          </table:table-cell>
          <table:table-cell table:style-name="Tableau1.D2" office:value-type="string">
            <text:p text:style-name="P34">N</text:p>
          </table:table-cell>
        </table:table-row>
      </table:table>
      <text:p text:style-name="P10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69802656">
          <table:table-cell table:style-name="Tableau2.A1" table:number-columns-spanned="2" office:value-type="string">
            <text:p text:style-name="P79"><text:span text:style-name="T91">Data </text:span><text:span text:style-name="T92">availability</text:span><text:span text:style-name="T44"> queries:</text:span> <text:span text:style-name="T102">https://</text:span><text:span text:style-name="T84">host</text:span><text:span text:style-name="T102">/</text:span><text:span text:style-name="T51">availability</text:span><text:span text:style-name="T108">/</text:span><text:span text:style-name="T55">context</text:span><text:span text:style-name="T108">/</text:span><text:span text:style-name="T54">agency</text:span><text:span text:style-name="T108">/</text:span><text:span text:style-name="T54">id</text:span><text:span text:style-name="T108">/</text:span><text:span text:style-name="T60">version</text:span><text:span text:style-name="T33">/</text:span><text:span text:style-name="T56">key/componentId</text:span><text:span text:style-name="T108">?</text:span><text:span text:style-name="T70">c&amp;updatedAfter&amp;references&amp;mode</text:span></text:p>
          </table:table-cell>
          <table:covered-table-cell/>
          <table:table-cell table:style-name="Tableau2.C1" office:value-type="string">
            <text:p text:style-name="P71">Default</text:p>
          </table:table-cell>
          <table:table-cell table:style-name="Tableau2.D1" office:value-type="string">
            <text:p text:style-name="P75">Multi</text:p>
          </table:table-cell>
        </table:table-row>
        <table:table-row table:style-name="TableLine269877280">
          <table:table-cell table:style-name="Tableau2.A2" office:value-type="string">
            <text:p text:style-name="P66">context</text:p>
          </table:table-cell>
          <table:table-cell table:style-name="Tableau2.A1" office:value-type="string">
            <text:p text:style-name="P6"><text:span text:style-name="T109">The context of data retrieval: </text:span><text:span text:style-name="T37">datastructure</text:span><text:span text:style-name="T109">, </text:span><text:span text:style-name="T37">dataflow</text:span><text:span text:style-name="T109">, </text:span><text:span text:style-name="T37">provisionagreement</text:span></text:p>
          </table:table-cell>
          <table:table-cell table:style-name="Tableau2.A1" office:value-type="string">
            <text:p text:style-name="P30">*</text:p>
          </table:table-cell>
          <table:table-cell table:style-name="Tableau2.D2" office:value-type="string">
            <text:p text:style-name="P22">N</text:p>
          </table:table-cell>
        </table:table-row>
        <table:table-row table:style-name="TableLine269879536">
          <table:table-cell table:style-name="Tableau2.A2" office:value-type="string">
            <text:p text:style-name="P46">a<text:span text:style-name="T101">gency</text:span></text:p>
          </table:table-cell>
          <table:table-cell table:style-name="Tableau2.A1" office:value-type="string">
            <text:p text:style-name="P18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2.A1" office:value-type="string">
            <text:p text:style-name="P30">*</text:p>
          </table:table-cell>
          <table:table-cell table:style-name="Tableau2.D2" office:value-type="string">
            <text:p text:style-name="P38">Y</text:p>
          </table:table-cell>
        </table:table-row>
        <table:table-row table:style-name="TableLine269880528">
          <table:table-cell table:style-name="Tableau2.A2" office:value-type="string">
            <text:p text:style-name="P50">artefact</text:p>
          </table:table-cell>
          <table:table-cell table:style-name="Tableau2.A1" office:value-type="string">
            <text:p text:style-name="P18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2.A1" office:value-type="string">
            <text:p text:style-name="P30">*</text:p>
          </table:table-cell>
          <table:table-cell table:style-name="Tableau2.D2" office:value-type="string">
            <text:p text:style-name="P23">Y</text:p>
          </table:table-cell>
        </table:table-row>
        <table:table-row table:style-name="TableLine269881568">
          <table:table-cell table:style-name="Tableau2.A2" office:value-type="string">
            <text:p text:style-name="P57">version</text:p>
          </table:table-cell>
          <table:table-cell table:style-name="Tableau2.A1" office:value-type="string">
            <text:p text:style-name="P18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2.A1" office:value-type="string">
            <text:p text:style-name="P30">*</text:p>
          </table:table-cell>
          <table:table-cell table:style-name="Tableau2.D2" office:value-type="string">
            <text:p text:style-name="P38">Y</text:p>
          </table:table-cell>
        </table:table-row>
        <table:table-row table:style-name="TableLine269882832">
          <table:table-cell table:style-name="Tableau2.A2" office:value-type="string">
            <text:p text:style-name="P53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09">supported</text:span> (e.g: <text:span text:style-name="T26">D.*.EUR.SP00.A</text:span>). </text:p>
          </table:table-cell>
          <table:table-cell table:style-name="Tableau2.A1" office:value-type="string">
            <text:p text:style-name="P30">*</text:p>
          </table:table-cell>
          <table:table-cell table:style-name="Tableau2.D2" office:value-type="string">
            <text:p text:style-name="P38">Y</text:p>
          </table:table-cell>
        </table:table-row>
        <table:table-row table:style-name="TableLine269883776">
          <table:table-cell table:style-name="Tableau2.A2" office:value-type="string">
            <text:p text:style-name="P54">componentId</text:p>
          </table:table-cell>
          <table:table-cell table:style-name="Tableau2.A1" office:value-type="string">
            <text:p text:style-name="P7">The id of the dimension for which to obtain availability information</text:p>
          </table:table-cell>
          <table:table-cell table:style-name="Tableau2.A1" office:value-type="string">
            <text:p text:style-name="P30">*</text:p>
          </table:table-cell>
          <table:table-cell table:style-name="Tableau2.D2" office:value-type="string">
            <text:p text:style-name="P38">Y</text:p>
          </table:table-cell>
        </table:table-row>
        <table:table-row table:style-name="TableLine269884768">
          <table:table-cell table:style-name="Tableau2.A2" office:value-type="string">
            <text:p text:style-name="P59">c</text:p>
          </table:table-cell>
          <table:table-cell table:style-name="Tableau2.A1" office:value-type="string">
            <text:p text:style-name="P5"><text:span text:style-name="T109">Filter by component values</text:span> (e.g. <text:span text:style-name="T27">c[REF_AREA]=CH</text:span><text:span text:style-name="T109">) with support for operators (e.g. </text:span><text:span text:style-name="T27">c[</text:span><text:span text:style-name="T28">TIME_PERIOD</text:span><text:span text:style-name="T27">]=ge:2000</text:span><text:span text:style-name="T109">)</text:span></text:p>
          </table:table-cell>
          <table:table-cell table:style-name="Tableau2.A1" office:value-type="string">
            <text:p text:style-name="P28"/>
          </table:table-cell>
          <table:table-cell table:style-name="Tableau2.D2" office:value-type="string">
            <text:p text:style-name="P36">Y</text:p>
          </table:table-cell>
        </table:table-row>
        <table:table-row table:style-name="TableLine269885760">
          <table:table-cell table:style-name="Tableau2.A2" office:value-type="string">
            <text:p text:style-name="P62">updatedAfter</text:p>
          </table:table-cell>
          <table:table-cell table:style-name="Tableau2.A1" office:value-type="string">
            <text:p text:style-name="P2"><text:span text:style-name="T110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28"/>
          </table:table-cell>
          <table:table-cell table:style-name="Tableau2.D2" office:value-type="string">
            <text:p text:style-name="P36">N</text:p>
          </table:table-cell>
        </table:table-row>
        <table:table-row table:style-name="TableLine269882288">
          <table:table-cell table:style-name="Tableau2.A2" office:value-type="string">
            <text:p text:style-name="P60">references</text:p>
          </table:table-cell>
          <table:table-cell table:style-name="Tableau2.A1" office:value-type="string">
            <text:p text:style-name="P8">References to be returned: <text:span text:style-name="T81">codelist, datastructure, conceptscheme, dataflow, dataproviderscheme, none, all</text:span></text:p>
          </table:table-cell>
          <table:table-cell table:style-name="Tableau2.A1" office:value-type="string">
            <text:p text:style-name="P40">none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269887472">
          <table:table-cell table:style-name="Tableau2.A2" office:value-type="string">
            <text:p text:style-name="P60">mode</text:p>
          </table:table-cell>
          <table:table-cell table:style-name="Tableau2.A1" office:value-type="string">
            <text:p text:style-name="P2"><text:span text:style-name="T118">The resolution mode</text:span>: <text:span text:style-name="T41">exact</text:span><text:span text:style-name="T30">, </text:span><text:span text:style-name="T41">available</text:span></text:p>
          </table:table-cell>
          <table:table-cell table:style-name="Tableau2.A1" office:value-type="string">
            <text:p text:style-name="P25">exact</text:p>
          </table:table-cell>
          <table:table-cell table:style-name="Tableau2.D2" office:value-type="string">
            <text:p text:style-name="P36">N</text:p>
          </table:table-cell>
        </table:table-row>
      </table:table>
      <text:p text:style-name="P10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69828304">
          <table:table-cell table:style-name="Tableau3.A1" table:number-columns-spanned="2" office:value-type="string">
            <text:p text:style-name="P80"><text:span text:style-name="T93">Metadata</text:span><text:span text:style-name="T44"> queries:</text:span> </text:p>
            <text:p text:style-name="P81"><text:span text:style-name="T102">https://</text:span><text:span text:style-name="T84">host</text:span><text:span text:style-name="T102">/</text:span><text:span text:style-name="T52">metadata</text:span><text:span text:style-name="T102">/</text:span><text:span text:style-name="T52">metadataset</text:span><text:span text:style-name="T102">/</text:span><text:span text:style-name="T58">provider</text:span><text:span text:style-name="T102">/</text:span><text:span text:style-name="T58">id</text:span><text:span text:style-name="T102">/</text:span><text:span text:style-name="T58">version</text:span><text:span text:style-name="T102">?</text:span><text:span text:style-name="T72">detail </text:span><text:span text:style-name="T86">or</text:span><text:span text:style-name="T72"> </text:span><text:span text:style-name="T85">https://</text:span><text:span text:style-name="T87">host</text:span><text:span text:style-name="T85">/</text:span><text:span text:style-name="T53">metadata</text:span><text:span text:style-name="T85">/</text:span><text:span text:style-name="T53">metadataflow</text:span><text:span text:style-name="T85">/</text:span><text:span text:style-name="T59">agency</text:span><text:span text:style-name="T85">/</text:span><text:span text:style-name="T59">id</text:span><text:span text:style-name="T85">/</text:span><text:span text:style-name="T59">version</text:span><text:span text:style-name="T88">/</text:span><text:span text:style-name="T59">provider</text:span><text:span text:style-name="T85">?</text:span><text:span text:style-name="T72">detail </text:span><text:span text:style-name="T86">or</text:span></text:p>
            <text:p text:style-name="P82"><text:span text:style-name="T86">https://</text:span><text:span text:style-name="T87">host</text:span><text:span text:style-name="T86">/</text:span><text:span text:style-name="T53">metadata</text:span><text:span text:style-name="T86">/</text:span><text:span text:style-name="T53">structure</text:span><text:span text:style-name="T86">/</text:span><text:span text:style-name="T59">type</text:span><text:span text:style-name="T86">/</text:span><text:span text:style-name="T59">agency</text:span><text:span text:style-name="T86">/</text:span><text:span text:style-name="T59">id</text:span><text:span text:style-name="T86">/</text:span><text:span text:style-name="T59">version</text:span><text:span text:style-name="T88">/</text:span><text:span text:style-name="T59">provider</text:span><text:span text:style-name="T86">?</text:span><text:span text:style-name="T72">detail</text:span></text:p>
          </table:table-cell>
          <table:covered-table-cell/>
          <table:table-cell table:style-name="Tableau3.C1" office:value-type="string">
            <text:p text:style-name="P72"><text:s/>Default</text:p>
          </table:table-cell>
          <table:table-cell table:style-name="Tableau3.D1" office:value-type="string">
            <text:p text:style-name="P76">Multi</text:p>
          </table:table-cell>
        </table:table-row>
        <table:table-row table:style-name="TableLine269934624">
          <table:table-cell table:style-name="Tableau3.A2" office:value-type="string">
            <text:p text:style-name="P67">provider</text:p>
          </table:table-cell>
          <table:table-cell table:style-name="Tableau3.A1" office:value-type="string">
            <text:p text:style-name="P9"><text:span text:style-name="T120">T</text:span>he provider of metadata</text:p>
          </table:table-cell>
          <table:table-cell table:style-name="Tableau3.A1" office:value-type="string">
            <text:p text:style-name="P31">*</text:p>
          </table:table-cell>
          <table:table-cell table:style-name="Tableau3.D2" office:value-type="string">
            <text:p text:style-name="P26">Y</text:p>
          </table:table-cell>
        </table:table-row>
        <table:table-row table:style-name="TableLine269935984">
          <table:table-cell table:style-name="Tableau3.A2" office:value-type="string">
            <text:p text:style-name="P47">a<text:span text:style-name="T101">gency</text:span></text:p>
          </table:table-cell>
          <table:table-cell table:style-name="Tableau3.A1" office:value-type="string">
            <text:p text:style-name="P19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3.A1" office:value-type="string">
            <text:p text:style-name="P31">*</text:p>
          </table:table-cell>
          <table:table-cell table:style-name="Tableau3.D2" office:value-type="string">
            <text:p text:style-name="P39">Y</text:p>
          </table:table-cell>
        </table:table-row>
        <table:table-row table:style-name="TableLine269936976">
          <table:table-cell table:style-name="Tableau3.A2" office:value-type="string">
            <text:p text:style-name="P51">id</text:p>
          </table:table-cell>
          <table:table-cell table:style-name="Tableau3.A1" office:value-type="string">
            <text:p text:style-name="P19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3.A1" office:value-type="string">
            <text:p text:style-name="P31">*</text:p>
          </table:table-cell>
          <table:table-cell table:style-name="Tableau3.D2" office:value-type="string">
            <text:p text:style-name="P24">Y</text:p>
          </table:table-cell>
        </table:table-row>
        <table:table-row table:style-name="TableLine269938016">
          <table:table-cell table:style-name="Tableau3.A2" office:value-type="string">
            <text:p text:style-name="P58">version</text:p>
          </table:table-cell>
          <table:table-cell table:style-name="Tableau3.A1" office:value-type="string">
            <text:p text:style-name="P19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3.A1" office:value-type="string">
            <text:p text:style-name="P31">*</text:p>
          </table:table-cell>
          <table:table-cell table:style-name="Tableau3.D2" office:value-type="string">
            <text:p text:style-name="P39">Y</text:p>
          </table:table-cell>
        </table:table-row>
        <table:table-row table:style-name="TableLine269939280">
          <table:table-cell table:style-name="Tableau3.A2" office:value-type="string">
            <text:p text:style-name="P52">type</text:p>
          </table:table-cell>
          <table:table-cell table:style-name="Tableau3.A1" office:value-type="string">
            <text:p text:style-name="P9">The structure type (cf. Structure queries)</text:p>
          </table:table-cell>
          <table:table-cell table:style-name="Tableau3.A1" office:value-type="string">
            <text:p text:style-name="P31">*</text:p>
          </table:table-cell>
          <table:table-cell table:style-name="Tableau3.D2" office:value-type="string">
            <text:p text:style-name="P41">N</text:p>
          </table:table-cell>
        </table:table-row>
        <table:table-row table:style-name="TableLine269940224">
          <table:table-cell table:style-name="Tableau3.A2" office:value-type="string">
            <text:p text:style-name="P61">detail</text:p>
          </table:table-cell>
          <table:table-cell table:style-name="Tableau3.A1" office:value-type="string">
            <text:p text:style-name="P9">The amount of information to be returned: <text:span text:style-name="T81">full</text:span>, <text:span text:style-name="T81">allstubs</text:span></text:p>
          </table:table-cell>
          <table:table-cell table:style-name="Tableau3.A1" office:value-type="string">
            <text:p text:style-name="P42">full</text:p>
          </table:table-cell>
          <table:table-cell table:style-name="Tableau3.D2" office:value-type="string">
            <text:p text:style-name="P42">N</text:p>
          </table:table-cell>
        </table:table-row>
      </table:table>
      <text:list xml:id="list2460814092" text:style-name="L1">
        <text:list-header>
          <text:p text:style-name="P124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6"><text:span text:style-name="T78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02">If-Modified-Since</text:p>
          </table:table-cell>
          <table:table-cell table:style-name="Tableau6.B2" office:value-type="string">
            <text:p text:style-name="P95">Get the data only if something has changed <text:span text:style-name="T117">(</text:span><text:span text:style-name="T90">If-None-Match</text:span><text:span text:style-name="T117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02">Accept</text:p>
          </table:table-cell>
          <table:table-cell table:style-name="Tableau6.B3" office:value-type="string">
            <text:p text:style-name="P95">Select the desired format</text:p>
          </table:table-cell>
        </table:table-row>
        <table:table-row table:style-name="Tableau6.1">
          <table:table-cell table:style-name="Tableau6.A3" office:value-type="string">
            <text:p text:style-name="P102">Accept-Encoding</text:p>
          </table:table-cell>
          <table:table-cell table:style-name="Tableau6.B3" office:value-type="string">
            <text:p text:style-name="P95">Compress the response</text:p>
          </table:table-cell>
        </table:table-row>
        <table:table-row table:style-name="Tableau6.1">
          <table:table-cell table:style-name="Tableau6.A3" office:value-type="string">
            <text:p text:style-name="P102">Accept-<text:span text:style-name="T117">Lan</text:span>g<text:span text:style-name="T117">uage</text:span></text:p>
          </table:table-cell>
          <table:table-cell table:style-name="Tableau6.B3" office:value-type="string">
            <text:p text:style-name="P95">Select the desired <text:span text:style-name="T113">language</text:span></text:p>
          </table:table-cell>
        </table:table-row>
      </table:table>
      <text:h text:style-name="P118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06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95">SDMX-ML <text:span text:style-name="T77">Data</text:span></text:p>
          </table:table-cell>
          <table:table-cell table:style-name="Tableau7.B2" office:value-type="string">
            <text:p text:style-name="P102">application/vnd.sdmx.data+xml;version=<text:span text:style-name="T111">3.0.0</text:span></text:p>
          </table:table-cell>
        </table:table-row>
        <table:table-row table:style-name="Tableau7.1">
          <table:table-cell table:style-name="Tableau7.A3" office:value-type="string">
            <text:p text:style-name="P95">SDMX-JSON <text:span text:style-name="T97">Data</text:span></text:p>
          </table:table-cell>
          <table:table-cell table:style-name="Tableau7.B3" office:value-type="string">
            <text:p text:style-name="P102">application/vnd.sdmx.data+json;version=<text:span text:style-name="T111">2</text:span>.0.0</text:p>
          </table:table-cell>
        </table:table-row>
        <table:table-row table:style-name="Tableau7.1">
          <table:table-cell table:style-name="Tableau7.A3" office:value-type="string">
            <text:p text:style-name="P90">SDMX-CSV <text:span text:style-name="T99">Data</text:span></text:p>
          </table:table-cell>
          <table:table-cell table:style-name="Tableau7.B3" office:value-type="string">
            <text:p text:style-name="P102">application/vnd.sdmx.data+<text:span text:style-name="T95">csv</text:span>;version=1.0.0</text:p>
          </table:table-cell>
        </table:table-row>
        <table:table-row table:style-name="Tableau7.1">
          <table:table-cell table:style-name="Tableau7.A3" office:value-type="string">
            <text:p text:style-name="P91">SDMX-ML Structure</text:p>
          </table:table-cell>
          <table:table-cell table:style-name="Tableau7.B3" office:value-type="string">
            <text:p text:style-name="P102">application/vnd.sdmx.structure+xml;version=<text:span text:style-name="T111">3.0.0</text:span></text:p>
          </table:table-cell>
        </table:table-row>
        <table:table-row table:style-name="Tableau7.1">
          <table:table-cell table:style-name="Tableau7.A3" office:value-type="string">
            <text:p text:style-name="P95">SDMX-<text:span text:style-name="T97">JSON Structure</text:span></text:p>
          </table:table-cell>
          <table:table-cell table:style-name="Tableau7.B3" office:value-type="string">
            <text:p text:style-name="P102">application/vnd.sdmx.structure+json;version=<text:span text:style-name="T111">2</text:span>.0.0</text:p>
          </table:table-cell>
        </table:table-row>
        <table:table-row table:style-name="Tableau7.1">
          <table:table-cell table:style-name="Tableau7.A3" office:value-type="string">
            <text:p text:style-name="P91">SDMX-ML <text:span text:style-name="T112">Metadata</text:span></text:p>
          </table:table-cell>
          <table:table-cell table:style-name="Tableau7.B3" office:value-type="string">
            <text:p text:style-name="P102">application/vnd.sdmx.<text:span text:style-name="T89">metadata</text:span><text:span text:style-name="T77">+</text:span>xml;version=2.<text:span text:style-name="T111">0.0</text:span></text:p>
          </table:table-cell>
        </table:table-row>
        <table:table-row table:style-name="Tableau7.1">
          <table:table-cell table:style-name="Tableau7.A3" office:value-type="string">
            <text:p text:style-name="P95">SDMX-<text:span text:style-name="T111">JSON Metadata</text:span></text:p>
          </table:table-cell>
          <table:table-cell table:style-name="Tableau7.B3" office:value-type="string">
            <text:p text:style-name="P102">application/vnd.sdmx.<text:span text:style-name="T77">meta</text:span>data+<text:span text:style-name="T89">json</text:span>;version=2.<text:span text:style-name="T111">0.0</text:span></text:p>
          </table:table-cell>
        </table:table-row>
        <table:table-row table:style-name="Tableau7.1">
          <table:table-cell table:style-name="Tableau7.A3" office:value-type="string">
            <text:p text:style-name="P95">SDMX-<text:span text:style-name="T111">CSV</text:span><text:span text:style-name="T77"> Meta</text:span><text:span text:style-name="T111">data</text:span> </text:p>
          </table:table-cell>
          <table:table-cell table:style-name="Tableau7.B3" office:value-type="string">
            <text:p text:style-name="P102">application/vnd.sdmx.<text:span text:style-name="T89">metadata</text:span>+<text:span text:style-name="T89">csv</text:span>;version=2.<text:span text:style-name="T111">0.0</text:span></text:p>
          </table:table-cell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11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95">Daily/Business</text:p>
          </table:table-cell>
          <table:table-cell table:style-name="Tableau8.B2" office:value-type="string">
            <text:p text:style-name="P103">YYYY-MM-DD</text:p>
          </table:table-cell>
        </table:table-row>
        <table:table-row table:style-name="Tableau8.1">
          <table:table-cell table:style-name="Tableau8.A3" office:value-type="string">
            <text:p text:style-name="P95">Weekly</text:p>
          </table:table-cell>
          <table:table-cell table:style-name="Tableau8.B3" office:value-type="string">
            <text:p text:style-name="P103">YYYY-W[01-53]</text:p>
          </table:table-cell>
        </table:table-row>
        <table:table-row table:style-name="Tableau8.1">
          <table:table-cell table:style-name="Tableau8.A3" office:value-type="string">
            <text:p text:style-name="P95">Monthly</text:p>
          </table:table-cell>
          <table:table-cell table:style-name="Tableau8.B3" office:value-type="string">
            <text:p text:style-name="P103">YYYY-MM</text:p>
          </table:table-cell>
        </table:table-row>
        <table:table-row table:style-name="Tableau8.1">
          <table:table-cell table:style-name="Tableau8.A3" office:value-type="string">
            <text:p text:style-name="P95">Quarterly</text:p>
          </table:table-cell>
          <table:table-cell table:style-name="Tableau8.B3" office:value-type="string">
            <text:p text:style-name="P103">YYYY-Q[1-4]</text:p>
          </table:table-cell>
        </table:table-row>
        <table:table-row table:style-name="Tableau8.1">
          <table:table-cell table:style-name="Tableau8.A3" office:value-type="string">
            <text:p text:style-name="P95">Semi-annual</text:p>
          </table:table-cell>
          <table:table-cell table:style-name="Tableau8.B3" office:value-type="string">
            <text:p text:style-name="P103">YYYY-S[1-2]</text:p>
          </table:table-cell>
        </table:table-row>
        <table:table-row table:style-name="Tableau8.1">
          <table:table-cell table:style-name="Tableau8.A3" office:value-type="string">
            <text:p text:style-name="P95">Annual</text:p>
          </table:table-cell>
          <table:table-cell table:style-name="Tableau8.B3" office:value-type="string">
            <text:p text:style-name="P103">YYYY</text:p>
          </table:table-cell>
        </table:table-row>
      </table:table>
      <text:p text:style-name="P1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11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85">200 <text:span text:style-name="T46">(OK)</text:span></text:p>
          </table:table-cell>
          <table:table-cell table:style-name="Tableau9.B2" office:value-type="string">
            <text:p text:style-name="P88">Life is good</text:p>
          </table:table-cell>
        </table:table-row>
        <table:table-row table:style-name="Tableau9.1">
          <table:table-cell table:style-name="Tableau9.A3" office:value-type="string">
            <text:p text:style-name="P84">204 <text:span text:style-name="T43">(No content)</text:span></text:p>
          </table:table-cell>
          <table:table-cell table:style-name="Tableau9.B3" office:value-type="string">
            <text:p text:style-name="P88"><text:span text:style-name="T115">No results. Mostly harmless, </text:span><text:span text:style-name="T116">especially</text:span><text:span text:style-name="T115"> </text:span><text:span text:style-name="T116">i</text:span>f you used <text:span text:style-name="T48">updatedAfter</text:span></text:p>
          </table:table-cell>
        </table:table-row>
        <table:table-row table:style-name="Tableau9.1">
          <table:table-cell table:style-name="Tableau9.A3" office:value-type="string">
            <text:p text:style-name="P85">304 <text:span text:style-name="T46">(No change)</text:span></text:p>
          </table:table-cell>
          <table:table-cell table:style-name="Tableau9.B3" office:value-type="string">
            <text:p text:style-name="P104"><text:span text:style-name="T13">No change since the timestamp supplied in the </text:span><text:span text:style-name="T48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87">400 <text:span text:style-name="T46">(Syntax error)</text:span></text:p>
          </table:table-cell>
          <table:table-cell table:style-name="Tableau9.B3" office:value-type="string">
            <text:p text:style-name="P92">Your query checking you must</text:p>
          </table:table-cell>
        </table:table-row>
        <table:table-row table:style-name="Tableau9.1">
          <table:table-cell table:style-name="Tableau9.A3" office:value-type="string">
            <text:p text:style-name="P86">401 <text:span text:style-name="T46">(Login needed)</text:span></text:p>
          </table:table-cell>
          <table:table-cell table:style-name="Tableau9.B3" office:value-type="string">
            <text:p text:style-name="P93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87">406 <text:span text:style-name="T46">(Invalid format)</text:span></text:p>
          </table:table-cell>
          <table:table-cell table:style-name="Tableau9.B3" office:value-type="string">
            <text:p text:style-name="P95">Not a supported format. <text:span text:style-name="T76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86">413 <text:span text:style-name="T46">(Results too large)</text:span></text:p>
          </table:table-cell>
          <table:table-cell table:style-name="Tableau9.B3" office:value-type="string">
            <text:p text:style-name="P93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86">41<text:span text:style-name="T94">4</text:span> <text:span text:style-name="T46">(</text:span><text:span text:style-name="T47">URI too long</text:span><text:span text:style-name="T46">)</text:span></text:p>
          </table:table-cell>
          <table:table-cell table:style-name="Tableau9.B3" office:value-type="string">
            <text:p text:style-name="P89">Write short sentences</text:p>
          </table:table-cell>
        </table:table-row>
        <table:table-row table:style-name="Tableau9.1">
          <table:table-cell table:style-name="Tableau9.A3" office:value-type="string">
            <text:p text:style-name="P87">4<text:span text:style-name="T114">22</text:span> <text:span text:style-name="T46">(Semantic error)</text:span></text:p>
          </table:table-cell>
          <table:table-cell table:style-name="Tableau9.B3" office:value-type="string">
            <text:p text:style-name="P95">The syntax of the query is OK but it makes no sense anyway. <text:span text:style-name="T76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87">500 <text:span text:style-name="T46">(Server error)</text:span></text:p>
          </table:table-cell>
          <table:table-cell table:style-name="Tableau9.B3" office:value-type="string">
            <text:p text:style-name="P88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87">501 <text:span text:style-name="T46">(Not implemented)</text:span></text:p>
          </table:table-cell>
          <table:table-cell table:style-name="Tableau9.B3" office:value-type="string">
            <text:p text:style-name="P88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87">503 <text:span text:style-name="T46">(Unavailable)</text:span></text:p>
          </table:table-cell>
          <table:table-cell table:style-name="Tableau9.B3" office:value-type="string">
            <text:p text:style-name="P95"><text:span text:style-name="T76">T</text:span>ry again later.</text:p>
          </table:table-cell>
        </table:table-row>
      </table:table>
      <text:h text:style-name="P112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09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99">*</text:p>
          </table:table-cell>
          <table:table-cell table:style-name="Tableau4.B2" office:value-type="string">
            <text:p text:style-name="P96">All</text:p>
          </table:table-cell>
        </table:table-row>
        <table:table-row table:style-name="Tableau4.1">
          <table:table-cell table:style-name="Tableau4.A3" office:value-type="string">
            <text:p text:style-name="P101">+</text:p>
          </table:table-cell>
          <table:table-cell table:style-name="Tableau4.B3" office:value-type="string">
            <text:p text:style-name="P96">Latest stable version</text:p>
          </table:table-cell>
        </table:table-row>
        <table:table-row table:style-name="Tableau4.1">
          <table:table-cell table:style-name="Tableau4.A3" office:value-type="string">
            <text:p text:style-name="P99">~</text:p>
          </table:table-cell>
          <table:table-cell table:style-name="Tableau4.B3" office:value-type="string">
            <text:p text:style-name="P96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00">,</text:p>
          </table:table-cell>
          <table:table-cell table:style-name="Tableau4.B3" office:value-type="string">
            <text:p text:style-name="P96"><text:span text:style-name="T117">O</text:span>r</text:p>
          </table:table-cell>
        </table:table-row>
        <table:table-row table:style-name="Tableau4.1">
          <table:table-cell table:style-name="Tableau4.A3" office:value-type="string">
            <text:p text:style-name="P100">.</text:p>
          </table:table-cell>
          <table:table-cell table:style-name="Tableau4.B3" office:value-type="string">
            <text:p text:style-name="P94">Subpart operator</text:p>
          </table:table-cell>
        </table:table-row>
        <table:table-row table:style-name="Tableau4.1">
          <table:table-cell table:style-name="Tableau4.A3" office:value-type="string">
            <text:p text:style-name="P101">+</text:p>
          </table:table-cell>
          <table:table-cell table:style-name="Tableau4.B3" office:value-type="string">
            <text:p text:style-name="P94">Multivalues attribute</text:p>
          </table:table-cell>
        </table:table-row>
      </table:table>
      <text:h text:style-name="P116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09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05">eq</text:p>
          </table:table-cell>
          <table:table-cell table:style-name="Tableau5.B2" office:value-type="string">
            <text:p text:style-name="P97">Equal</text:p>
          </table:table-cell>
        </table:table-row>
        <table:table-row table:style-name="Tableau5.1">
          <table:table-cell table:style-name="Tableau5.A3" office:value-type="string">
            <text:p text:style-name="P105">ne</text:p>
          </table:table-cell>
          <table:table-cell table:style-name="Tableau5.B3" office:value-type="string">
            <text:p text:style-name="P97">Not equal</text:p>
          </table:table-cell>
        </table:table-row>
        <table:table-row table:style-name="Tableau5.1">
          <table:table-cell table:style-name="Tableau5.A3" office:value-type="string">
            <text:p text:style-name="P105">lt</text:p>
          </table:table-cell>
          <table:table-cell table:style-name="Tableau5.B3" office:value-type="string">
            <text:p text:style-name="P97">Less than</text:p>
          </table:table-cell>
        </table:table-row>
        <table:table-row table:style-name="Tableau5.1">
          <table:table-cell table:style-name="Tableau5.A3" office:value-type="string">
            <text:p text:style-name="P105">le</text:p>
          </table:table-cell>
          <table:table-cell table:style-name="Tableau5.B3" office:value-type="string">
            <text:p text:style-name="P97">Less than or equal to</text:p>
          </table:table-cell>
        </table:table-row>
        <table:table-row table:style-name="Tableau5.1">
          <table:table-cell table:style-name="Tableau5.A3" office:value-type="string">
            <text:p text:style-name="P105">gt</text:p>
          </table:table-cell>
          <table:table-cell table:style-name="Tableau5.B3" office:value-type="string">
            <text:p text:style-name="P97">Greater than</text:p>
          </table:table-cell>
        </table:table-row>
        <table:table-row table:style-name="Tableau5.1">
          <table:table-cell table:style-name="Tableau5.A3" office:value-type="string">
            <text:p text:style-name="P105"><text:span text:style-name="T111">g</text:span>e</text:p>
          </table:table-cell>
          <table:table-cell table:style-name="Tableau5.B3" office:value-type="string">
            <text:p text:style-name="P97">Greater than or equal to</text:p>
          </table:table-cell>
        </table:table-row>
        <table:table-row table:style-name="Tableau5.1">
          <table:table-cell table:style-name="Tableau5.A3" office:value-type="string">
            <text:p text:style-name="P105">co</text:p>
          </table:table-cell>
          <table:table-cell table:style-name="Tableau5.B3" office:value-type="string">
            <text:p text:style-name="P97">Contains</text:p>
          </table:table-cell>
        </table:table-row>
        <table:table-row table:style-name="Tableau5.1">
          <table:table-cell table:style-name="Tableau5.A3" office:value-type="string">
            <text:p text:style-name="P105">nc</text:p>
          </table:table-cell>
          <table:table-cell table:style-name="Tableau5.B3" office:value-type="string">
            <text:p text:style-name="P97">Does not contain</text:p>
          </table:table-cell>
        </table:table-row>
        <table:table-row table:style-name="Tableau5.1">
          <table:table-cell table:style-name="Tableau5.A3" office:value-type="string">
            <text:p text:style-name="P105">sw</text:p>
          </table:table-cell>
          <table:table-cell table:style-name="Tableau5.B3" office:value-type="string">
            <text:p text:style-name="P98">Starts with</text:p>
          </table:table-cell>
        </table:table-row>
        <table:table-row table:style-name="Tableau5.1">
          <table:table-cell table:style-name="Tableau5.A3" office:value-type="string">
            <text:p text:style-name="P105">ew</text:p>
          </table:table-cell>
          <table:table-cell table:style-name="Tableau5.B3" office:value-type="string">
            <text:p text:style-name="P98">Ends with</text:p>
          </table:table-cell>
        </table:table-row>
        <table:table-row table:style-name="Tableau5.1">
          <table:table-cell table:style-name="Tableau5.A3" office:value-type="string">
            <text:p text:style-name="P105">nd</text:p>
          </table:table-cell>
          <table:table-cell table:style-name="Tableau5.B3" office:value-type="string">
            <text:p text:style-name="P98">And</text:p>
          </table:table-cell>
        </table:table-row>
        <table:table-row table:style-name="Tableau5.1">
          <table:table-cell table:style-name="Tableau5.A3" office:value-type="string">
            <text:p text:style-name="P105">or</text:p>
          </table:table-cell>
          <table:table-cell table:style-name="Tableau5.B3" office:value-type="string">
            <text:p text:style-name="P98">Or</text:p>
          </table:table-cell>
        </table:table-row>
      </table:table>
      <text:p text:style-name="P1"/>
      <text:h text:style-name="P113" text:outline-level="1">Tips and tricks</text:h>
      <text:list xml:id="list145556789302095" text:continue-numbering="true" text:style-name="L1">
        <text:list-item>
          <text:h text:style-name="P114" text:outline-level="1"><text:span text:style-name="T64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14" text:outline-level="1"><text:span text:style-name="T6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14" text:outline-level="1"><text:span text:style-name="T6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14" text:outline-level="1"><text:span text:style-name="T6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14" text:outline-level="1"><text:span text:style-name="T6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15" text:outline-level="1"><text:span text:style-name="T66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6">http://sdmx.org/?page_id=10</text:span></text:span></text:a></text:h>
        </text:list-item>
        <text:list-item>
          <text:h text:style-name="P119" text:outline-level="1"><text:span text:style-name="T65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6">twg@sdmx.org</text:span></text:a><text:span text:style-name="T22">.</text:span><text:span text:style-name="T96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1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2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2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7-02T14:55:17.549433393</dc:date>
    <meta:editing-cycles>128</meta:editing-cycles>
    <meta:editing-duration>P1DT3H29M36S</meta:editing-duration>
    <meta:generator>LibreOffice/7.1.4.2$Linux_X86_64 LibreOffice_project/10$Build-2</meta:generator>
    <meta:document-statistic meta:table-count="11" meta:image-count="0" meta:object-count="0" meta:page-count="4" meta:paragraph-count="283" meta:word-count="927" meta:character-count="7107" meta:non-whitespace-character-count="6463"/>
  </office:meta>
</office:document-meta>
</file>